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2" style:family="paragraph" style:parent-style-name="Text_20_body">
      <style:text-properties style:font-name="Arial" fo:font-size="5pt" fo:font-weight="bold" style:font-size-asian="5pt" style:font-weight-asian="bold" style:font-name-complex="Arial" style:font-size-complex="5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-complex="Arial"/>
    </style:style>
    <style:style style:name="T28" style:family="text">
      <style:text-properties fo:background-color="transparent"/>
    </style:style>
    <style:style style:name="T29" style:family="text">
      <style:text-properties fo:font-size="5pt" style:font-size-asian="5pt" style:font-size-complex="5pt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Arial1" style:font-name-asian="Times New Roman" style:font-name-complex="Arial1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/></text:p>
      <text:p text:style-name="P16">ПРОТОКОЛ ПРОВЕРКИ</text:p>
      <text:p text:style-name="P10"/>
      <text:p text:style-name="P15"><text:span text:style-name="T14">Тип:</text:span><text:span text:style-name="T13"> </text:span><text:span text:style-name="T9">Дозиметр-радиометр МКС-AT6130</text:span><text:span text:style-name="T13">Д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30">$allSerial</text:span></text:p>
      <text:p text:style-name="P18"/>
      <text:p text:style-name="P6">Диапазон измерения мощности амбиентной дозы (МД):</text:p>
      <text:p text:style-name="Standard"><text:span text:style-name="T12">от</text:span><text:span text:style-name="T6">: 0.1 мкЗв/ч – 10</text:span><text:span text:style-name="T8">0</text:span><text:span text:style-name="T6"> Зв/ч;</text:span></text:p>
      <text:p text:style-name="P17"/>
      <text:p text:style-name="P19"><text:span text:style-name="T32">Основная относительная погрешность измерения</text:span><text:span text:style-name="T17">:</text:span> <text:span text:style-name="T31">±</text:span> 20 %</text:p>
      <text:p text:style-name="P6"/>
      <text:p text:style-name="P5">Условия эксплуатации: 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1"><text:span text:style-name="Знак_20_примечания"><text:span text:style-name="T29"/></text:span></text:p>
      <text:p text:style-name="P31">$facility_13+11rus</text:p>
      <text:p text:style-name="P3"/>
      <text:p text:style-name="P11">Данные проверки</text:p>
      <text:p text:style-name="P12"/>
      <text:p text:style-name="P4">Гамма-излучение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23">Д</text:span>озиметр-радиометр МКС-AT6130Д<text:span text:style-name="T23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3">Мощность амбиентной эквивалент-ной дозы в <text:span text:style-name="T23">контрольной</text:span> точке <text:span text:style-name="T19">Ḣ</text:span><text:span text:style-name="T21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24">Относи-тельная</text:span><text:span text:style-name="T28"> </text:span><text:span text:style-name="T24">погреш-ность</text:span><text:span text:style-name="T28"> </text:span><text:span text:style-name="T24">измерения</text:span> </text:p>
            <text:p text:style-name="P36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4"><text:span text:style-name="T23">Довери-тель</text:span>ная граница погреш-ности измерения <text:span text:style-name="T18">Δ</text:span><text:span text:style-name="T21">i</text:span><text:span text:style-name="T15">,</text:span> %</text:p>
          </table:table-cell>
          <table:table-cell table:style-name="t1.K2" table:number-rows-spanned="3" office:value-type="string">
            <text:p text:style-name="P35"><text:span text:style-name="T26">Предел основной </text:span><text:span text:style-name="T23">относи-тельной</text:span> <text:span text:style-name="T15">погреш-ности</text:span>, </text:p>
            <text:p text:style-name="P35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6">H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9"><text:span text:style-name="T19">H</text:span><text:span text:style-name="T20">1</text:span></text:p>
          </table:table-cell>
          <table:table-cell table:style-name="t1.D3" office:value-type="string">
            <text:p text:style-name="P30"><text:span text:style-name="T16">H</text:span><text:span text:style-name="T20">2</text:span></text:p>
          </table:table-cell>
          <table:table-cell table:style-name="t1.D3" office:value-type="string">
            <text:p text:style-name="P30"><text:span text:style-name="T16">H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6" office:value-type="string">
            <text:p text:style-name="P13">±<text:span text:style-name="T23">20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10" office:value-type="string">
            <text:p text:style-name="P13">70 мЗв/ч</text:p>
          </table:table-cell>
          <table:table-cell table:style-name="t1.B10" office:value-type="string">
            <text:p text:style-name="P14">$1-35</text:p>
          </table:table-cell>
          <table:table-cell table:style-name="t1.B10" office:value-type="string">
            <text:p text:style-name="P14">$1-45</text:p>
          </table:table-cell>
          <table:table-cell table:style-name="t1.B10" office:value-type="string">
            <text:p text:style-name="P14">$1-55</text:p>
          </table:table-cell>
          <table:table-cell table:style-name="t1.B10" office:value-type="string">
            <text:p text:style-name="P14">$1-65</text:p>
          </table:table-cell>
          <table:table-cell table:style-name="t1.B10" office:value-type="string">
            <text:p text:style-name="P14">$1-75</text:p>
          </table:table-cell>
          <table:table-cell table:style-name="t1.B10" office:value-type="string">
            <text:p text:style-name="P14">$1-85</text:p>
          </table:table-cell>
          <table:table-cell table:style-name="t1.B10" office:value-type="string">
            <text:p text:style-name="P14">$1-05</text:p>
          </table:table-cell>
          <table:table-cell table:style-name="t1.B10" office:value-type="string">
            <text:p text:style-name="P14">$1-15</text:p>
          </table:table-cell>
          <table:table-cell table:style-name="t1.B10" office:value-type="string">
            <text:p text:style-name="P14">$1-25</text:p>
          </table:table-cell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3">Проверку произвел:</text:p>
          </table:table-cell>
          <table:table-cell table:style-name="Таблица1.A1" office:value-type="string">
            <text:p text:style-name="P24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A2" office:value-type="string">
            <text:p text:style-name="P27"/>
          </table:table-cell>
          <table:table-cell table:style-name="Таблица1.C2" office:value-type="string">
            <text:p text:style-name="P26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23">Технический контроль: </text:p>
          </table:table-cell>
          <table:table-cell table:style-name="Таблица1.A1" office:value-type="string">
            <text:p text:style-name="P25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2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6">(<text:span text:style-name="T27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283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</text:span><text:span text:style-name="MT2">озиметр-радиометр МКС-AT6130Д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6:58.26</dc:date>
    <meta:print-date>2019-04-03T15:18:00</meta:print-date>
    <meta:editing-cycles>121</meta:editing-cycles>
    <meta:editing-duration>PT9H7M18S</meta:editing-duration>
    <meta:generator>OpenOffice/4.1.6$Win32 OpenOffice.org_project/416m1$Build-9790</meta:generator>
    <meta:document-statistic meta:table-count="2" meta:image-count="1" meta:object-count="0" meta:page-count="1" meta:paragraph-count="103" meta:word-count="186" meta:character-count="1366"/>
  </office:meta>
</office:document-meta>
</file>